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698b3"/>
    </style:style>
    <style:style style:name="P2" style:family="paragraph" style:parent-style-name="Standard">
      <style:paragraph-properties fo:text-align="center" style:justify-single-word="false">
        <style:tab-stops>
          <style:tab-stop style:position="0.3126in"/>
        </style:tab-stops>
      </style:paragraph-properties>
      <style:text-properties officeooo:paragraph-rsid="00179832"/>
    </style:style>
    <style:style style:name="P3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margin-left="0.3118in" fo:margin-right="0in" fo:text-align="start" fo:text-indent="0in" style:writing-mode="lr-tb"/>
    </style:style>
    <style:style style:name="P8" style:family="paragraph">
      <loext:graphic-properties draw:fill-color="#eeeeee"/>
      <style:paragraph-properties fo:text-align="center" style:writing-mode="lr-tb"/>
    </style:style>
    <style:style style:name="P9" style:family="paragraph">
      <style:paragraph-properties fo:text-align="center" style:writing-mode="lr-tb"/>
      <style:text-properties fo:font-size="12pt"/>
    </style:style>
    <style:style style:name="P10" style:family="paragraph">
      <style:paragraph-properties fo:margin-left="0.3118in" fo:margin-right="0in" fo:text-align="start" fo:text-indent="0in" style:writing-mode="lr-tb"/>
      <style:text-properties fo:font-size="12pt"/>
    </style:style>
    <style:style style:name="P11" style:family="paragraph">
      <style:paragraph-properties fo:margin-left="0.1252in" fo:margin-right="0in" fo:text-align="start" fo:text-indent="0in" style:writing-mode="lr-tb"/>
      <style:text-properties fo:font-size="12pt"/>
    </style:style>
    <style:style style:name="P12" style:family="paragraph">
      <loext:graphic-properties draw:fill-color="#eeeeee"/>
      <style:paragraph-properties fo:text-align="center" style:writing-mode="lr-tb"/>
      <style:text-properties fo:font-size="12pt"/>
    </style:style>
    <style:style style:name="P13" style:family="paragraph">
      <style:paragraph-properties fo:text-align="end"/>
    </style:style>
    <style:style style:name="P14" style:family="paragraph">
      <loext:graphic-properties draw:fill="none" draw:fill-color="#ffffff"/>
      <style:paragraph-properties fo:text-align="end" style:writing-mode="lr-tb"/>
      <style:text-properties fo:font-size="12pt" style:font-size-asian="12pt" style:font-size-complex="12pt"/>
    </style:style>
    <style:style style:name="P15" style:family="paragraph">
      <loext:graphic-properties draw:fill="none"/>
    </style:style>
    <style:style style:name="T1" style:family="text">
      <style:text-properties fo:font-size="18pt" fo:font-weight="bold" officeooo:rsid="002700a8" style:font-size-asian="18pt" style:font-weight-asian="bold" style:font-size-complex="18pt" style:font-weight-complex="bold"/>
    </style:style>
    <style:style style:name="T2" style:family="text">
      <style:text-properties fo:font-size="18pt" fo:font-weight="bold" officeooo:rsid="001698b3" style:font-size-asian="18pt" style:font-weight-asian="bold" style:font-size-complex="18pt" style:font-weight-complex="bold"/>
    </style:style>
    <style:style style:name="T3" style:family="text">
      <style:text-properties fo:font-size="18pt" officeooo:rsid="00179832" style:font-size-asian="18pt" style:font-size-complex="18pt"/>
    </style:style>
    <style:style style:name="T4" style:family="text">
      <style:text-properties fo:font-size="18pt" officeooo:rsid="002700a8" style:font-size-asian="18pt" style:font-size-complex="18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ize="12pt"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font-size="12pt" fo:font-style="italic" style:font-style-asian="italic" style:font-style-complex="italic"/>
    </style:style>
    <style:style style:name="T15" style:family="text">
      <style:text-properties fo:font-size="12pt" fo:font-style="normal" style:font-style-asian="normal" style:font-style-complex="normal"/>
    </style:style>
    <style:style style:name="T16" style:family="text">
      <style:text-properties fo:font-size="12pt"/>
    </style:style>
    <style:style style:name="gr1" style:family="graphic">
      <style:graphic-properties draw:stroke="none" svg:stroke-color="#000000" draw:fill="none" draw:fill-color="#ffffff" fo:min-height="0.51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21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0402in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0.28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width="0.0402in" draw:marker-end="Arrowheads_20_1" draw:textarea-horizontal-align="center" draw:textarea-vertical-align="middle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color="#3465a4" draw:marker-end="Arrowheads_20_1" draw:fill-color="#eeeeee" draw:textarea-horizontal-align="justify" draw:textarea-vertical-align="middle" draw:auto-grow-height="false" fo:min-height="3.2189in" fo:min-width="3.09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width="0.0402in" draw:marker-start="" draw:marker-end="" draw:textarea-horizontal-align="center" draw:textarea-vertical-align="middle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solid" svg:stroke-color="#3465a4" draw:marker-end="Arrowheads_20_1" draw:fill-color="#eeeeee" draw:textarea-horizontal-align="justify" draw:textarea-vertical-align="middle" draw:auto-grow-height="false" fo:min-height="1.7083in" fo:min-width="1.97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solid" svg:stroke-color="#3465a4" draw:marker-end="Arrowheads_20_1" draw:fill-color="#eeeeee" draw:textarea-horizontal-align="justify" draw:textarea-vertical-align="middle" draw:auto-grow-height="false" fo:min-height="1.7709in" fo:min-width="3.89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solid" svg:stroke-color="#3465a4" draw:marker-end="Arrowheads_20_1" draw:fill-color="#eeeeee" draw:textarea-horizontal-align="justify" draw:textarea-vertical-align="middle" draw:auto-grow-height="false" fo:min-height="3.7583in" fo:min-width="2.93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solid" svg:stroke-color="#3465a4" draw:marker-end="Arrowheads_20_1" draw:fill-color="#eeeeee" draw:textarea-horizontal-align="justify" draw:textarea-vertical-align="middle" draw:auto-grow-height="false" fo:min-height="2in" fo:min-width="2.76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dash" draw:stroke-dash="Fine_20_Dashed" svg:stroke-color="#3465a4" draw:fill="none" draw:textarea-horizontal-align="justify" draw:textarea-vertical-align="middle" draw:auto-grow-height="false" fo:min-height="4.4898in" fo:min-width="10.802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svg:stroke-color="#3465a4" draw:marker-end="Arrowheads_20_1" draw:fill-color="#eeeeee" draw:textarea-horizontal-align="justify" draw:textarea-vertical-align="middle" draw:auto-grow-height="false" fo:min-height="1.9063in" fo:min-width="2.26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martcity with AirC</text:span><text:span text:style-name="T2"> </text:span><text:span text:style-name="T1">device </text:span><text:span text:style-name="T2">project</text:span></text:p>
      <text:p text:style-name="P2"><draw:custom-shape text:anchor-type="paragraph" draw:z-index="2" draw:name="Shape2" draw:style-name="gr12" draw:text-style-name="P8" svg:width="2.7689in" svg:height="2.0004in" svg:x="0.1425in" svg:y="4.9673in"><text:p text:style-name="P6"><text:span text:style-name="T7"/></text:p><text:p text:style-name="P6"><text:span text:style-name="T7">OBDGPSLogger</text:span></text:p><text:p text:style-name="P6"><text:span text:style-name="T8">src/sbc-car</text:span></text:p><text:p text:style-name="P6"><text:span text:style-name="T8"/></text:p><text:p text:style-name="P6">Gather information about the node</text:p><text:p text:style-name="P6">(AirC device in our case):</text:p><text:p text:style-name="P7">- AirC sensors data</text:p><text:p text:style-name="P7">- GPS position</text:p><text:p text:style-name="P7"/><text:p text:style-name="P7">Joins data to packet (json)</text:p><text:p text:style-name="P7"/><draw:enhanced-geometry svg:viewBox="0 0 21600 21600" draw:type="rectangle" draw:enhanced-path="M 0 0 L 21600 0 21600 21600 0 21600 0 0 Z N"/></draw:custom-shape><draw:frame text:anchor-type="paragraph" draw:z-index="3" draw:name="Shape3" draw:style-name="gr8" draw:text-style-name="P14" svg:width="1.448in" svg:height="0.3843in" svg:x="-0.1701in" svg:y="3.4217in"><draw:text-box><text:p text:style-name="P13"><text:span text:style-name="T6">Ethernet (TCP/IP)</text:span></text:p></draw:text-box></draw:frame><draw:frame text:anchor-type="paragraph" draw:z-index="4" draw:name="Shape3" draw:style-name="gr4" draw:text-style-name="P4" svg:width="1.448in" svg:height="0.2858in" svg:x="2.3035in" svg:y="4.5673in"><draw:text-box><text:p><text:span text:style-name="T6">Linux socket</text:span></text:p></draw:text-box></draw:frame><draw:line text:anchor-type="paragraph" draw:z-index="5" draw:name="Shape5" draw:style-name="gr5" draw:text-style-name="P5" svg:x1="1.4008in" svg:y1="2.3425in" svg:x2="1.4472in" svg:y2="4.9051in"><text:p/></draw:line><draw:custom-shape text:anchor-type="paragraph" draw:z-index="9" draw:name="Shape2" draw:style-name="gr9" draw:text-style-name="P8" svg:width="1.9748in" svg:height="1.7087in" svg:x="1.8661in" svg:y="2.7693in"><text:p text:style-name="P6"><text:span text:style-name="T7">Real GPS or</text:span><text:span text:style-name="T7"><text:line-break/></text:span><text:span text:style-name="T7">GPSfake </text:span><text:span text:style-name="T9">(</text:span><text:span text:style-name="T10">third-party utility)</text:span></text:p><text:p text:style-name="P6"/><text:p text:style-name="P6">GPS position of <text:line-break/>data source device (AirC).<text:line-break/>GPSfake use</text:p><text:p text:style-name="P6">predefined path.</text:p><draw:enhanced-geometry svg:viewBox="0 0 21600 21600" draw:type="rectangle" draw:enhanced-path="M 0 0 L 21600 0 21600 21600 0 21600 0 0 Z N"/></draw:custom-shape><draw:custom-shape text:anchor-type="paragraph" draw:z-index="14" draw:name="Shape2" draw:style-name="gr6" draw:text-style-name="P8" svg:width="3.0996in" svg:height="3.2189in" svg:x="4.0638in" svg:y="3.2382in"><text:p text:style-name="P6"><text:span text:style-name="T7">IC-Lib</text:span></text:p><text:p text:style-name="P6">Instrument Cluster or <text:line-break/>Human-Machine Interface (HMI)<text:line-break/>of ego-vehicle</text:p><text:p text:style-name="P6"><text:span text:style-name="T8">src/IC-Lib</text:span></text:p><text:p text:style-name="P6"><text:span text:style-name="T8"/></text:p><text:p text:style-name="P7"><text:s/>Process data:<text:line-break/>- Realization of main machine logic <text:line-break/>(may be anything you want to do)</text:p><text:p text:style-name="P7">- Display info about car state to <text:line-break/>driver’s panel (not used in AirC<text:line-break/>project scope)<text:line-break/>- Convert to V2X message<text:line-break/>(not in AirC project scope)</text:p><text:p text:style-name="P7">- Prepare data (json) for</text:p><text:p text:style-name="P7">transferring to the Cloud</text:p><draw:enhanced-geometry svg:viewBox="0 0 21600 21600" draw:type="rectangle" draw:enhanced-path="M 0 0 L 21600 0 21600 21600 0 21600 0 0 Z N"/></draw:custom-shape><draw:custom-shape text:anchor-type="paragraph" draw:z-index="6" draw:name="Shape2" draw:style-name="gr11" draw:text-style-name="P12" svg:width="2.9386in" svg:height="3.7587in" svg:x="7.4862in" svg:y="2.678in"><text:p text:style-name="P9"><text:span text:style-name="T13">CloudHub</text:span></text:p><text:p text:style-name="P9"><text:span text:style-name="T14">src/CloudHub</text:span></text:p><text:p text:style-name="P9"><text:span text:style-name="T14"/></text:p><text:p text:style-name="P9"><text:span text:style-name="T15">Collects information from all nodes</text:span></text:p><text:p text:style-name="P9"><text:span text:style-name="T15">(cars and devices like AirC),</text:span><text:span text:style-name="T15"><text:line-break/></text:span><text:span text:style-name="T15">operates like a mesh node to collect</text:span><text:span text:style-name="T15"><text:line-break/></text:span><text:span text:style-name="T15">messages from infrastructure</text:span><text:span text:style-name="T15"><text:line-break/></text:span><text:span text:style-name="T15">and send aggregated data to cloud</text:span><text:span text:style-name="T15"><text:line-break/></text:span><text:span text:style-name="T15">or from the cloud to specific car or node.</text:span><text:span text:style-name="T15"><text:line-break/></text:span><text:span text:style-name="T15">In the project scope:</text:span></text:p><text:p text:style-name="P10"><text:span text:style-name="T16">- Collects messages and buffers them</text:span></text:p><text:p text:style-name="P10"><text:span text:style-name="T16">- Parses json data</text:span></text:p><text:p text:style-name="P10"><text:span text:style-name="T16">- Converts json to MQTT</text:span></text:p><text:p text:style-name="P10"><text:span text:style-name="T16">- Encodes packets</text:span></text:p><text:p text:style-name="P10"><text:span text:style-name="T16">- Sends packets with N messages </text:span><text:span text:style-name="T16"><text:line-break/></text:span><text:span text:style-name="T16">to Google cloud in timely manner</text:span></text:p><text:p text:style-name="P10"><text:span text:style-name="T16"/></text:p><text:p text:style-name="P11"><text:span text:style-name="T16">May be run on separate linux device</text:span></text:p><draw:enhanced-geometry svg:viewBox="0 0 21600 21600" draw:type="rectangle" draw:enhanced-path="M 0 0 L 21600 0 21600 21600 0 21600 0 0 Z N"/></draw:custom-shape><draw:custom-shape text:anchor-type="paragraph" draw:z-index="1" draw:name="Shape1" draw:style-name="gr13" draw:text-style-name="P15" svg:width="10.8024in" svg:height="4.4898in" svg:x="-0.2535in" svg:y="2.5925in"><text:p/><draw:enhanced-geometry svg:viewBox="0 0 21600 21600" draw:type="rectangle" draw:enhanced-path="M 0 0 L 21600 0 21600 21600 0 21600 0 0 Z N"/></draw:custom-shape><draw:custom-shape text:anchor-type="paragraph" draw:z-index="0" draw:name="Shape2" draw:style-name="gr14" draw:text-style-name="P8" svg:width="2.2661in" svg:height="1.9067in" svg:x="-0.2591in" svg:y="0.4362in"><text:p text:style-name="P6"><text:span text:style-name="T7">AirC device</text:span><text:span text:style-name="T7"><text:line-break/></text:span><text:span text:style-name="T10">src/airc-device</text:span></text:p><text:p text:style-name="P6"/><text:p text:style-name="P6">Running on MC</text:p><text:p text:style-name="P6">(STM32F4DISCOVERY +<text:line-break/>Starterkit GL-board)</text:p><text:p text:style-name="P6"/><text:p text:style-name="P6">Collects information</text:p><text:p text:style-name="P6">about air quality</text:p><draw:enhanced-geometry svg:viewBox="0 0 21600 21600" draw:mirror-horizontal="false" draw:mirror-vertical="false" draw:type="rectangle" draw:enhanced-path="M 0 0 L 21600 0 21600 21600 0 21600 0 0 Z N"/></draw:custom-shape><draw:line text:anchor-type="paragraph" draw:z-index="8" draw:name="Shape5" draw:style-name="gr5" draw:text-style-name="P5" svg:x1="2.1992in" svg:y1="4.4154in" svg:x2="2.1992in" svg:y2="4.9673in"><text:p/></draw:line><draw:line text:anchor-type="paragraph" draw:z-index="10" draw:name="Shape4" draw:style-name="gr5" draw:text-style-name="P5" svg:x1="2.911in" svg:y1="5.7693in" svg:x2="4.0638in" svg:y2="5.7693in"><text:p/></draw:line><draw:frame text:anchor-type="paragraph" draw:z-index="11" draw:name="Shape3" draw:style-name="gr8" draw:text-style-name="P4" svg:width="1.448in" svg:height="0.3843in" svg:x="3.2098in" svg:y="5.8382in"><draw:text-box><text:p><text:span text:style-name="T6">Linux</text:span><text:span text:style-name="T6"><text:line-break/></text:span><text:span text:style-name="T6">socket</text:span></text:p></draw:text-box></draw:frame><draw:line text:anchor-type="paragraph" draw:z-index="12" draw:name="Shape6" draw:style-name="gr5" draw:text-style-name="P5" svg:x1="8.8717in" svg:y1="6.9047in" svg:x2="8.8717in" svg:y2="6.4047in"><text:p/></draw:line><draw:line text:anchor-type="paragraph" draw:z-index="13" draw:name="Shape7" draw:style-name="gr7" draw:text-style-name="P5" svg:x1="8.8713in" svg:y1="6.9047in" svg:x2="5.5484in" svg:y2="6.8854in"><text:p/></draw:line><draw:line text:anchor-type="paragraph" draw:z-index="15" draw:name="Shape6" draw:style-name="gr5" draw:text-style-name="P5" svg:x1="8.6839in" svg:y1="2.6776in" svg:x2="8.6839in" svg:y2="2.1965in"><text:p/></draw:line><draw:custom-shape text:anchor-type="paragraph" draw:z-index="7" draw:name="Shape2" draw:style-name="gr10" draw:text-style-name="P8" svg:width="3.8906in" svg:height="1.7713in" svg:x="6.7154in" svg:y="0.4256in"><text:p text:style-name="P6"><text:span text:style-name="T11">Google Cloud</text:span></text:p><text:p text:style-name="P6"><text:span text:style-name="T8">cloud.google.com</text:span></text:p><text:p text:style-name="P6"><text:span text:style-name="T8"/></text:p><text:p text:style-name="P7">- Decodes MQTT to json</text:p><text:p text:style-name="P7">- Parse json with cloudfunctions (python)</text:p><text:p text:style-name="P7">- Saves data to onlibe DB firebase.google.com </text:p><text:p text:style-name="P7">- Display car and pits position from database <text:line-break/>to map (<text:span text:style-name="T12">reflected-flame-250912.firebaseapp.com</text:span>) </text:p><draw:enhanced-geometry svg:viewBox="0 0 21600 21600" draw:type="rectangle" draw:enhanced-path="M 0 0 L 21600 0 21600 21600 0 21600 0 0 Z N"/></draw:custom-shape><draw:frame text:anchor-type="paragraph" draw:z-index="16" draw:name="Shape3" draw:style-name="gr4" draw:text-style-name="P4" svg:width="1.448in" svg:height="0.2858in" svg:x="8.7929in" svg:y="2.3193in"><draw:text-box><text:p><text:span text:style-name="T6">MQTT message</text:span></text:p></draw:text-box></draw:frame><draw:line text:anchor-type="paragraph" draw:z-index="17" draw:name="Shape8" draw:style-name="gr3" draw:text-style-name="P5" svg:x1="5.5484in" svg:y1="6.4571in" svg:x2="5.5484in" svg:y2="6.9051in"><text:p/></draw:line><draw:frame text:anchor-type="paragraph" draw:z-index="18" draw:name="Shape3" draw:style-name="gr2" draw:text-style-name="P4" svg:width="1.448in" svg:height="0.2185in" svg:x="6.9339in" svg:y="6.6445in"><draw:text-box><text:p><text:span text:style-name="T6">Linux socket</text:span></text:p></draw:text-box></draw:frame><draw:frame text:anchor-type="paragraph" draw:z-index="19" draw:name="Shape3_0" draw:style-name="gr1" draw:text-style-name="P3" svg:width="0.5421in" svg:height="0.5122in" svg:x="9.7256in" svg:y="6.4882in"><draw:text-box><text:p><text:span text:style-name="T5">L</text:span><text:span text:style-name="T5">o</text:span><text:span text:style-name="T5">c</text:span><text:span text:style-name="T5">a</text:span><text:span text:style-name="T5">l</text:span><text:span text:style-name="T5"> </text:span><text:span text:style-name="T5">L</text:span><text:span text:style-name="T5">i</text:span><text:span text:style-name="T5">n</text:span><text:span text:style-name="T5">u</text:span><text:span text:style-name="T5">x</text:span></text:p></draw:text-box></draw:frame><text:span text:style-name="T3">Aim is to </text:span><text:span text:style-name="T4">gather air</text:span><text:span text:style-name="T3"> </text:span><text:span text:style-name="T4">quality data from device(s) and visualize the data at the cloud map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heads_20_1" draw:display-name="Arrowheads 1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27T07:08:24.374875130</meta:creation-date>
    <dc:date>2024-11-03T10:01:14.285273123</dc:date>
    <meta:editing-duration>PT19M7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" meta:paragraph-count="2" meta:word-count="22" meta:character-count="123" meta:non-whitespace-character-count="102"/>
  </office:meta>
</office:document-meta>
</file>